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_usage" table:style-name="ta1">
        <table:shapes>
          <draw:frame draw:z-index="0" draw:style-name="gr1" draw:text-style-name="P1" svg:width="11.4303in" svg:height="9.1709in" svg:x="6.7217in" svg:y="0.9413in">
            <draw:object draw:notify-on-update-of-ranges="memory_usage.A2:memory_usage.A50 memory_usage.C1:memory_usage.C1 memory_usage.C2:memory_usage.C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otal Memory Usage (KB)</text:p>
          </table:table-cell>
          <table:table-cell office:value-type="string" calcext:value-type="string">
            <text:p>Total Memory Usage (GB)</text:p>
          </table:table-cell>
        </table:table-row>
        <table:table-row table:style-name="ro1">
          <table:table-cell office:value-type="string" calcext:value-type="string">
            <text:p>2024-08-16 15:38:01</text:p>
          </table:table-cell>
          <table:table-cell office:value-type="float" office:value="0" calcext:value-type="float">
            <text:p>0</text:p>
          </table:table-cell>
          <table:table-cell table:formula="of:=[.B2]/10000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4-08-16 15:38:02</text:p>
          </table:table-cell>
          <table:table-cell office:value-type="float" office:value="0" calcext:value-type="float">
            <text:p>0</text:p>
          </table:table-cell>
          <table:table-cell table:formula="of:=[.B3]/10000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4-08-16 15:38:03</text:p>
          </table:table-cell>
          <table:table-cell office:value-type="float" office:value="0" calcext:value-type="float">
            <text:p>0</text:p>
          </table:table-cell>
          <table:table-cell table:formula="of:=[.B4]/10000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4-08-16 15:38:04</text:p>
          </table:table-cell>
          <table:table-cell office:value-type="float" office:value="99328" calcext:value-type="float">
            <text:p>99328</text:p>
          </table:table-cell>
          <table:table-cell table:formula="of:=[.B5]/1000000" office:value-type="float" office:value="0.099328" calcext:value-type="float">
            <text:p>0.099328</text:p>
          </table:table-cell>
        </table:table-row>
        <table:table-row table:style-name="ro1">
          <table:table-cell office:value-type="string" calcext:value-type="string">
            <text:p>2024-08-16 15:38:05</text:p>
          </table:table-cell>
          <table:table-cell office:value-type="float" office:value="21596320" calcext:value-type="float">
            <text:p>21596320</text:p>
          </table:table-cell>
          <table:table-cell table:formula="of:=[.B6]/1000000" office:value-type="float" office:value="21.59632" calcext:value-type="float">
            <text:p>21.59632</text:p>
          </table:table-cell>
        </table:table-row>
        <table:table-row table:style-name="ro1">
          <table:table-cell office:value-type="string" calcext:value-type="string">
            <text:p>2024-08-16 15:38:07</text:p>
          </table:table-cell>
          <table:table-cell office:value-type="float" office:value="16308800" calcext:value-type="float">
            <text:p>16308800</text:p>
          </table:table-cell>
          <table:table-cell table:formula="of:=[.B7]/1000000" office:value-type="float" office:value="16.3088" calcext:value-type="float">
            <text:p>16.3088</text:p>
          </table:table-cell>
        </table:table-row>
        <table:table-row table:style-name="ro1">
          <table:table-cell office:value-type="string" calcext:value-type="string">
            <text:p>2024-08-16 15:38:09</text:p>
          </table:table-cell>
          <table:table-cell office:value-type="float" office:value="26535616" calcext:value-type="float">
            <text:p>26535616</text:p>
          </table:table-cell>
          <table:table-cell table:formula="of:=[.B8]/1000000" office:value-type="float" office:value="26.535616" calcext:value-type="float">
            <text:p>26.535616</text:p>
          </table:table-cell>
        </table:table-row>
        <table:table-row table:style-name="ro1">
          <table:table-cell office:value-type="string" calcext:value-type="string">
            <text:p>2024-08-16 15:38:11</text:p>
          </table:table-cell>
          <table:table-cell office:value-type="float" office:value="36115008" calcext:value-type="float">
            <text:p>36115008</text:p>
          </table:table-cell>
          <table:table-cell table:formula="of:=[.B9]/1000000" office:value-type="float" office:value="36.115008" calcext:value-type="float">
            <text:p>36.115008</text:p>
          </table:table-cell>
        </table:table-row>
        <table:table-row table:style-name="ro1">
          <table:table-cell office:value-type="string" calcext:value-type="string">
            <text:p>2024-08-16 15:38:13</text:p>
          </table:table-cell>
          <table:table-cell office:value-type="float" office:value="35770852" calcext:value-type="float">
            <text:p>35770852</text:p>
          </table:table-cell>
          <table:table-cell table:formula="of:=[.B10]/1000000" office:value-type="float" office:value="35.770852" calcext:value-type="float">
            <text:p>35.770852</text:p>
          </table:table-cell>
        </table:table-row>
        <table:table-row table:style-name="ro1">
          <table:table-cell office:value-type="string" calcext:value-type="string">
            <text:p>2024-08-16 15:38:15</text:p>
          </table:table-cell>
          <table:table-cell office:value-type="float" office:value="36335076" calcext:value-type="float">
            <text:p>36335076</text:p>
          </table:table-cell>
          <table:table-cell table:formula="of:=[.B11]/1000000" office:value-type="float" office:value="36.335076" calcext:value-type="float">
            <text:p>36.335076</text:p>
          </table:table-cell>
        </table:table-row>
        <table:table-row table:style-name="ro1">
          <table:table-cell office:value-type="string" calcext:value-type="string">
            <text:p>2024-08-16 15:38:17</text:p>
          </table:table-cell>
          <table:table-cell office:value-type="float" office:value="36891108" calcext:value-type="float">
            <text:p>36891108</text:p>
          </table:table-cell>
          <table:table-cell table:formula="of:=[.B12]/1000000" office:value-type="float" office:value="36.891108" calcext:value-type="float">
            <text:p>36.891108</text:p>
          </table:table-cell>
        </table:table-row>
        <table:table-row table:style-name="ro1">
          <table:table-cell office:value-type="string" calcext:value-type="string">
            <text:p>2024-08-16 15:38:18</text:p>
          </table:table-cell>
          <table:table-cell office:value-type="float" office:value="37457380" calcext:value-type="float">
            <text:p>37457380</text:p>
          </table:table-cell>
          <table:table-cell table:formula="of:=[.B13]/1000000" office:value-type="float" office:value="37.45738" calcext:value-type="float">
            <text:p>37.45738</text:p>
          </table:table-cell>
        </table:table-row>
        <table:table-row table:style-name="ro1">
          <table:table-cell office:value-type="string" calcext:value-type="string">
            <text:p>2024-08-16 15:38:20</text:p>
          </table:table-cell>
          <table:table-cell office:value-type="float" office:value="38025700" calcext:value-type="float">
            <text:p>38025700</text:p>
          </table:table-cell>
          <table:table-cell table:formula="of:=[.B14]/1000000" office:value-type="float" office:value="38.0257" calcext:value-type="float">
            <text:p>38.0257</text:p>
          </table:table-cell>
        </table:table-row>
        <table:table-row table:style-name="ro1">
          <table:table-cell office:value-type="string" calcext:value-type="string">
            <text:p>2024-08-16 15:38:22</text:p>
          </table:table-cell>
          <table:table-cell office:value-type="float" office:value="38594020" calcext:value-type="float">
            <text:p>38594020</text:p>
          </table:table-cell>
          <table:table-cell table:formula="of:=[.B15]/1000000" office:value-type="float" office:value="38.59402" calcext:value-type="float">
            <text:p>38.59402</text:p>
          </table:table-cell>
        </table:table-row>
        <table:table-row table:style-name="ro1">
          <table:table-cell office:value-type="string" calcext:value-type="string">
            <text:p>2024-08-16 15:38:24</text:p>
          </table:table-cell>
          <table:table-cell office:value-type="float" office:value="39165412" calcext:value-type="float">
            <text:p>39165412</text:p>
          </table:table-cell>
          <table:table-cell table:formula="of:=[.B16]/1000000" office:value-type="float" office:value="39.165412" calcext:value-type="float">
            <text:p>39.165412</text:p>
          </table:table-cell>
        </table:table-row>
        <table:table-row table:style-name="ro1">
          <table:table-cell office:value-type="string" calcext:value-type="string">
            <text:p>2024-08-16 15:38:26</text:p>
          </table:table-cell>
          <table:table-cell office:value-type="float" office:value="39727588" calcext:value-type="float">
            <text:p>39727588</text:p>
          </table:table-cell>
          <table:table-cell table:formula="of:=[.B17]/1000000" office:value-type="float" office:value="39.727588" calcext:value-type="float">
            <text:p>39.727588</text:p>
          </table:table-cell>
        </table:table-row>
        <table:table-row table:style-name="ro1">
          <table:table-cell office:value-type="string" calcext:value-type="string">
            <text:p>2024-08-16 15:38:28</text:p>
          </table:table-cell>
          <table:table-cell office:value-type="float" office:value="23489164" calcext:value-type="float">
            <text:p>23489164</text:p>
          </table:table-cell>
          <table:table-cell table:formula="of:=[.B18]/1000000" office:value-type="float" office:value="23.489164" calcext:value-type="float">
            <text:p>23.489164</text:p>
          </table:table-cell>
        </table:table-row>
        <table:table-row table:style-name="ro1">
          <table:table-cell office:value-type="string" calcext:value-type="string">
            <text:p>2024-08-16 15:38:30</text:p>
          </table:table-cell>
          <table:table-cell office:value-type="float" office:value="23551628" calcext:value-type="float">
            <text:p>23551628</text:p>
          </table:table-cell>
          <table:table-cell table:formula="of:=[.B19]/1000000" office:value-type="float" office:value="23.551628" calcext:value-type="float">
            <text:p>23.551628</text:p>
          </table:table-cell>
        </table:table-row>
        <table:table-row table:style-name="ro1">
          <table:table-cell office:value-type="string" calcext:value-type="string">
            <text:p>2024-08-16 15:38:32</text:p>
          </table:table-cell>
          <table:table-cell office:value-type="float" office:value="23617164" calcext:value-type="float">
            <text:p>23617164</text:p>
          </table:table-cell>
          <table:table-cell table:formula="of:=[.B20]/1000000" office:value-type="float" office:value="23.617164" calcext:value-type="float">
            <text:p>23.617164</text:p>
          </table:table-cell>
        </table:table-row>
        <table:table-row table:style-name="ro1">
          <table:table-cell office:value-type="string" calcext:value-type="string">
            <text:p>2024-08-16 15:38:34</text:p>
          </table:table-cell>
          <table:table-cell office:value-type="float" office:value="23683724" calcext:value-type="float">
            <text:p>23683724</text:p>
          </table:table-cell>
          <table:table-cell table:formula="of:=[.B21]/1000000" office:value-type="float" office:value="23.683724" calcext:value-type="float">
            <text:p>23.683724</text:p>
          </table:table-cell>
        </table:table-row>
        <table:table-row table:style-name="ro1">
          <table:table-cell office:value-type="string" calcext:value-type="string">
            <text:p>2024-08-16 15:38:35</text:p>
          </table:table-cell>
          <table:table-cell office:value-type="float" office:value="23746188" calcext:value-type="float">
            <text:p>23746188</text:p>
          </table:table-cell>
          <table:table-cell table:formula="of:=[.B22]/1000000" office:value-type="float" office:value="23.746188" calcext:value-type="float">
            <text:p>23.746188</text:p>
          </table:table-cell>
        </table:table-row>
        <table:table-row table:style-name="ro1">
          <table:table-cell office:value-type="string" calcext:value-type="string">
            <text:p>2024-08-16 15:38:37</text:p>
          </table:table-cell>
          <table:table-cell office:value-type="float" office:value="23809676" calcext:value-type="float">
            <text:p>23809676</text:p>
          </table:table-cell>
          <table:table-cell table:formula="of:=[.B23]/1000000" office:value-type="float" office:value="23.809676" calcext:value-type="float">
            <text:p>23.809676</text:p>
          </table:table-cell>
        </table:table-row>
        <table:table-row table:style-name="ro1">
          <table:table-cell office:value-type="string" calcext:value-type="string">
            <text:p>2024-08-16 15:38:39</text:p>
          </table:table-cell>
          <table:table-cell office:value-type="float" office:value="23877260" calcext:value-type="float">
            <text:p>23877260</text:p>
          </table:table-cell>
          <table:table-cell table:formula="of:=[.B24]/1000000" office:value-type="float" office:value="23.87726" calcext:value-type="float">
            <text:p>23.87726</text:p>
          </table:table-cell>
        </table:table-row>
        <table:table-row table:style-name="ro1">
          <table:table-cell office:value-type="string" calcext:value-type="string">
            <text:p>2024-08-16 15:38:41</text:p>
          </table:table-cell>
          <table:table-cell office:value-type="float" office:value="22249700" calcext:value-type="float">
            <text:p>22249700</text:p>
          </table:table-cell>
          <table:table-cell table:formula="of:=[.B25]/1000000" office:value-type="float" office:value="22.2497" calcext:value-type="float">
            <text:p>22.2497</text:p>
          </table:table-cell>
        </table:table-row>
        <table:table-row table:style-name="ro1">
          <table:table-cell office:value-type="string" calcext:value-type="string">
            <text:p>2024-08-16 15:38:43</text:p>
          </table:table-cell>
          <table:table-cell office:value-type="float" office:value="22795492" calcext:value-type="float">
            <text:p>22795492</text:p>
          </table:table-cell>
          <table:table-cell table:formula="of:=[.B26]/1000000" office:value-type="float" office:value="22.795492" calcext:value-type="float">
            <text:p>22.795492</text:p>
          </table:table-cell>
        </table:table-row>
        <table:table-row table:style-name="ro1">
          <table:table-cell office:value-type="string" calcext:value-type="string">
            <text:p>2024-08-16 15:38:45</text:p>
          </table:table-cell>
          <table:table-cell office:value-type="float" office:value="23340260" calcext:value-type="float">
            <text:p>23340260</text:p>
          </table:table-cell>
          <table:table-cell table:formula="of:=[.B27]/1000000" office:value-type="float" office:value="23.34026" calcext:value-type="float">
            <text:p>23.34026</text:p>
          </table:table-cell>
        </table:table-row>
        <table:table-row table:style-name="ro1">
          <table:table-cell office:value-type="string" calcext:value-type="string">
            <text:p>2024-08-16 15:38:47</text:p>
          </table:table-cell>
          <table:table-cell office:value-type="float" office:value="23889124" calcext:value-type="float">
            <text:p>23889124</text:p>
          </table:table-cell>
          <table:table-cell table:formula="of:=[.B28]/1000000" office:value-type="float" office:value="23.889124" calcext:value-type="float">
            <text:p>23.889124</text:p>
          </table:table-cell>
        </table:table-row>
        <table:table-row table:style-name="ro1">
          <table:table-cell office:value-type="string" calcext:value-type="string">
            <text:p>2024-08-16 15:38:49</text:p>
          </table:table-cell>
          <table:table-cell office:value-type="float" office:value="24434916" calcext:value-type="float">
            <text:p>24434916</text:p>
          </table:table-cell>
          <table:table-cell table:formula="of:=[.B29]/1000000" office:value-type="float" office:value="24.434916" calcext:value-type="float">
            <text:p>24.434916</text:p>
          </table:table-cell>
        </table:table-row>
        <table:table-row table:style-name="ro1">
          <table:table-cell office:value-type="string" calcext:value-type="string">
            <text:p>2024-08-16 15:38:51</text:p>
          </table:table-cell>
          <table:table-cell office:value-type="float" office:value="24983780" calcext:value-type="float">
            <text:p>24983780</text:p>
          </table:table-cell>
          <table:table-cell table:formula="of:=[.B30]/1000000" office:value-type="float" office:value="24.98378" calcext:value-type="float">
            <text:p>24.98378</text:p>
          </table:table-cell>
        </table:table-row>
        <table:table-row table:style-name="ro1">
          <table:table-cell office:value-type="string" calcext:value-type="string">
            <text:p>2024-08-16 15:38:52</text:p>
          </table:table-cell>
          <table:table-cell office:value-type="float" office:value="25530596" calcext:value-type="float">
            <text:p>25530596</text:p>
          </table:table-cell>
          <table:table-cell table:formula="of:=[.B31]/1000000" office:value-type="float" office:value="25.530596" calcext:value-type="float">
            <text:p>25.530596</text:p>
          </table:table-cell>
        </table:table-row>
        <table:table-row table:style-name="ro1">
          <table:table-cell office:value-type="string" calcext:value-type="string">
            <text:p>2024-08-16 15:38:54</text:p>
          </table:table-cell>
          <table:table-cell office:value-type="float" office:value="26079460" calcext:value-type="float">
            <text:p>26079460</text:p>
          </table:table-cell>
          <table:table-cell table:formula="of:=[.B32]/1000000" office:value-type="float" office:value="26.07946" calcext:value-type="float">
            <text:p>26.07946</text:p>
          </table:table-cell>
        </table:table-row>
        <table:table-row table:style-name="ro1">
          <table:table-cell office:value-type="string" calcext:value-type="string">
            <text:p>2024-08-16 15:38:56</text:p>
          </table:table-cell>
          <table:table-cell office:value-type="float" office:value="38462656" calcext:value-type="float">
            <text:p>38462656</text:p>
          </table:table-cell>
          <table:table-cell table:formula="of:=[.B33]/1000000" office:value-type="float" office:value="38.462656" calcext:value-type="float">
            <text:p>38.462656</text:p>
          </table:table-cell>
        </table:table-row>
        <table:table-row table:style-name="ro1">
          <table:table-cell office:value-type="string" calcext:value-type="string">
            <text:p>2024-08-16 15:38:58</text:p>
          </table:table-cell>
          <table:table-cell office:value-type="float" office:value="68217804" calcext:value-type="float">
            <text:p>68217804</text:p>
          </table:table-cell>
          <table:table-cell table:formula="of:=[.B34]/1000000" office:value-type="float" office:value="68.217804" calcext:value-type="float">
            <text:p>68.217804</text:p>
          </table:table-cell>
        </table:table-row>
        <table:table-row table:style-name="ro1">
          <table:table-cell office:value-type="string" calcext:value-type="string">
            <text:p>2024-08-16 15:39:00</text:p>
          </table:table-cell>
          <table:table-cell office:value-type="float" office:value="77130248" calcext:value-type="float">
            <text:p>77130248</text:p>
          </table:table-cell>
          <table:table-cell table:formula="of:=[.B35]/1000000" office:value-type="float" office:value="77.130248" calcext:value-type="float">
            <text:p>77.130248</text:p>
          </table:table-cell>
        </table:table-row>
        <table:table-row table:style-name="ro1">
          <table:table-cell office:value-type="string" calcext:value-type="string">
            <text:p>2024-08-16 15:39:02</text:p>
          </table:table-cell>
          <table:table-cell office:value-type="float" office:value="81977972" calcext:value-type="float">
            <text:p>81977972</text:p>
          </table:table-cell>
          <table:table-cell table:formula="of:=[.B36]/1000000" office:value-type="float" office:value="81.977972" calcext:value-type="float">
            <text:p>81.977972</text:p>
          </table:table-cell>
        </table:table-row>
        <table:table-row table:style-name="ro1">
          <table:table-cell office:value-type="string" calcext:value-type="string">
            <text:p>2024-08-16 15:39:04</text:p>
          </table:table-cell>
          <table:table-cell office:value-type="float" office:value="75118480" calcext:value-type="float">
            <text:p>75118480</text:p>
          </table:table-cell>
          <table:table-cell table:formula="of:=[.B37]/1000000" office:value-type="float" office:value="75.11848" calcext:value-type="float">
            <text:p>75.11848</text:p>
          </table:table-cell>
        </table:table-row>
        <table:table-row table:style-name="ro1">
          <table:table-cell office:value-type="string" calcext:value-type="string">
            <text:p>2024-08-16 15:39:06</text:p>
          </table:table-cell>
          <table:table-cell office:value-type="float" office:value="58273584" calcext:value-type="float">
            <text:p>58273584</text:p>
          </table:table-cell>
          <table:table-cell table:formula="of:=[.B38]/1000000" office:value-type="float" office:value="58.273584" calcext:value-type="float">
            <text:p>58.273584</text:p>
          </table:table-cell>
        </table:table-row>
        <table:table-row table:style-name="ro1">
          <table:table-cell office:value-type="string" calcext:value-type="string">
            <text:p>2024-08-16 15:39:08</text:p>
          </table:table-cell>
          <table:table-cell office:value-type="float" office:value="53944560" calcext:value-type="float">
            <text:p>53944560</text:p>
          </table:table-cell>
          <table:table-cell table:formula="of:=[.B39]/1000000" office:value-type="float" office:value="53.94456" calcext:value-type="float">
            <text:p>53.94456</text:p>
          </table:table-cell>
        </table:table-row>
        <table:table-row table:style-name="ro1">
          <table:table-cell office:value-type="string" calcext:value-type="string">
            <text:p>2024-08-16 15:39:09</text:p>
          </table:table-cell>
          <table:table-cell office:value-type="float" office:value="52739256" calcext:value-type="float">
            <text:p>52739256</text:p>
          </table:table-cell>
          <table:table-cell table:formula="of:=[.B40]/1000000" office:value-type="float" office:value="52.739256" calcext:value-type="float">
            <text:p>52.739256</text:p>
          </table:table-cell>
        </table:table-row>
        <table:table-row table:style-name="ro1">
          <table:table-cell office:value-type="string" calcext:value-type="string">
            <text:p>2024-08-16 15:39:11</text:p>
          </table:table-cell>
          <table:table-cell office:value-type="float" office:value="42591664" calcext:value-type="float">
            <text:p>42591664</text:p>
          </table:table-cell>
          <table:table-cell table:formula="of:=[.B41]/1000000" office:value-type="float" office:value="42.591664" calcext:value-type="float">
            <text:p>42.591664</text:p>
          </table:table-cell>
        </table:table-row>
        <table:table-row table:style-name="ro1">
          <table:table-cell office:value-type="string" calcext:value-type="string">
            <text:p>2024-08-16 15:39:13</text:p>
          </table:table-cell>
          <table:table-cell office:value-type="float" office:value="42465252" calcext:value-type="float">
            <text:p>42465252</text:p>
          </table:table-cell>
          <table:table-cell table:formula="of:=[.B42]/1000000" office:value-type="float" office:value="42.465252" calcext:value-type="float">
            <text:p>42.465252</text:p>
          </table:table-cell>
        </table:table-row>
        <table:table-row table:style-name="ro1">
          <table:table-cell office:value-type="string" calcext:value-type="string">
            <text:p>2024-08-16 15:39:15</text:p>
          </table:table-cell>
          <table:table-cell office:value-type="float" office:value="42480612" calcext:value-type="float">
            <text:p>42480612</text:p>
          </table:table-cell>
          <table:table-cell table:formula="of:=[.B43]/1000000" office:value-type="float" office:value="42.480612" calcext:value-type="float">
            <text:p>42.480612</text:p>
          </table:table-cell>
        </table:table-row>
        <table:table-row table:style-name="ro1">
          <table:table-cell office:value-type="string" calcext:value-type="string">
            <text:p>2024-08-16 15:39:17</text:p>
          </table:table-cell>
          <table:table-cell office:value-type="float" office:value="8344680" calcext:value-type="float">
            <text:p>8344680</text:p>
          </table:table-cell>
          <table:table-cell table:formula="of:=[.B44]/1000000" office:value-type="float" office:value="8.34468" calcext:value-type="float">
            <text:p>8.34468</text:p>
          </table:table-cell>
        </table:table-row>
        <table:table-row table:style-name="ro1">
          <table:table-cell office:value-type="string" calcext:value-type="string">
            <text:p>2024-08-16 15:39:19</text:p>
          </table:table-cell>
          <table:table-cell office:value-type="float" office:value="8070680" calcext:value-type="float">
            <text:p>8070680</text:p>
          </table:table-cell>
          <table:table-cell table:formula="of:=[.B45]/1000000" office:value-type="float" office:value="8.07068" calcext:value-type="float">
            <text:p>8.07068</text:p>
          </table:table-cell>
        </table:table-row>
        <table:table-row table:style-name="ro1">
          <table:table-cell office:value-type="string" calcext:value-type="string">
            <text:p>2024-08-16 15:39:20</text:p>
          </table:table-cell>
          <table:table-cell office:value-type="float" office:value="8218596" calcext:value-type="float">
            <text:p>8218596</text:p>
          </table:table-cell>
          <table:table-cell table:formula="of:=[.B46]/1000000" office:value-type="float" office:value="8.218596" calcext:value-type="float">
            <text:p>8.218596</text:p>
          </table:table-cell>
        </table:table-row>
        <table:table-row table:style-name="ro1">
          <table:table-cell office:value-type="string" calcext:value-type="string">
            <text:p>2024-08-16 15:39:21</text:p>
          </table:table-cell>
          <table:table-cell office:value-type="float" office:value="8262628" calcext:value-type="float">
            <text:p>8262628</text:p>
          </table:table-cell>
          <table:table-cell table:formula="of:=[.B47]/1000000" office:value-type="float" office:value="8.262628" calcext:value-type="float">
            <text:p>8.262628</text:p>
          </table:table-cell>
        </table:table-row>
        <table:table-row table:style-name="ro1">
          <table:table-cell office:value-type="string" calcext:value-type="string">
            <text:p>2024-08-16 15:39:22</text:p>
          </table:table-cell>
          <table:table-cell office:value-type="float" office:value="0" calcext:value-type="float">
            <text:p>0</text:p>
          </table:table-cell>
          <table:table-cell table:formula="of:=[.B48]/10000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4-08-16 15:39:24</text:p>
          </table:table-cell>
          <table:table-cell office:value-type="float" office:value="0" calcext:value-type="float">
            <text:p>0</text:p>
          </table:table-cell>
          <table:table-cell table:formula="of:=[.B49]/10000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4-08-16 15:39:25</text:p>
          </table:table-cell>
          <table:table-cell office:value-type="float" office:value="0" calcext:value-type="float">
            <text:p>0</text:p>
          </table:table-cell>
          <table:table-cell table:formula="of:=[.B50]/1000000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6T17:16:27.170040130</dc:date>
    <meta:editing-duration>PT50M32S</meta:editing-duration>
    <meta:editing-cycles>2</meta:editing-cycles>
    <meta:generator>LibreOffice/7.3.7.2$Linux_X86_64 LibreOffice_project/30$Build-2</meta:generator>
    <meta:document-statistic meta:table-count="1" meta:cell-count="1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34cm" svg:height="23.295cm" xlink:href=".." xlink:type="simple" chart:class="chart:scatter" chart:style-name="ch1">
        <chart:title svg:x="11.06cm" svg:y="0.601cm" chart:style-name="ch2">
          <text:p>Blitz Memory Usage of Over Time</text:p>
        </chart:title>
        <chart:subtitle svg:x="11.51cm" svg:y="1.845cm" chart:style-name="ch3">
          <text:p>compute_ground_truth_metrics.py</text:p>
        </chart:subtitle>
        <chart:plot-area chart:style-name="ch4" table:cell-range-address="memory_usage.A2:memory_usage.A50 memory_usage.C1:memory_usage.C50" chart:data-source-has-labels="both" svg:x="1.591cm" svg:y="2.993cm" svg:width="26.863cm" svg:height="18.856cm">
          <chart:coordinate-region svg:x="2.212cm" svg:y="3.192cm" svg:width="26.055cm" svg:height="18.01cm"/>
          <chart:axis chart:dimension="x" chart:name="primary-x" chart:style-name="ch5" chartooo:axis-type="auto">
            <chart:title svg:x="13.827cm" svg:y="22.314cm" chart:style-name="ch6">
              <text:p>Time (Seconds)</text:p>
            </chart:title>
            <chart:categories table:cell-range-address="memory_usage.A2:memory_usage.A50"/>
          </chart:axis>
          <chart:axis chart:dimension="y" chart:name="primary-y" chart:style-name="ch7">
            <chart:title svg:x="0.451cm" svg:y="14.449cm" chart:style-name="ch8">
              <text:p>Memory Usage (Gigabytes)</text:p>
            </chart:title>
            <chart:grid chart:style-name="ch9" chart:class="major"/>
          </chart:axis>
          <chart:series chart:style-name="ch10" chart:values-cell-range-address="memory_usage.C2:memory_usage.C50" chart:label-cell-address="memory_usage.C1:memory_usage.C1" chart:class="chart:scatter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emory Usage (GB)</text:p>
                <draw:g>
                  <svg:desc>memory_usage.C1:memory_usa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4-08-16 15:38:01</text:p>
                <draw:g>
                  <svg:desc>memory_usage.A2:memory_usage.A50</svg:desc>
                </draw:g>
              </table:table-cell>
              <table:table-cell office:value-type="float" office:value="0">
                <text:p>0</text:p>
                <draw:g>
                  <svg:desc>memory_usage.C2:memory_usage.C50</svg:desc>
                </draw:g>
              </table:table-cell>
            </table:table-row>
            <table:table-row>
              <table:table-cell office:value-type="string">
                <text:p>2024-08-16 15:38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-08-16 15:38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-08-16 15:38:04</text:p>
              </table:table-cell>
              <table:table-cell office:value-type="float" office:value="0.099328">
                <text:p>0.099328</text:p>
              </table:table-cell>
            </table:table-row>
            <table:table-row>
              <table:table-cell office:value-type="string">
                <text:p>2024-08-16 15:38:05</text:p>
              </table:table-cell>
              <table:table-cell office:value-type="float" office:value="21.59632">
                <text:p>21.59632</text:p>
              </table:table-cell>
            </table:table-row>
            <table:table-row>
              <table:table-cell office:value-type="string">
                <text:p>2024-08-16 15:38:07</text:p>
              </table:table-cell>
              <table:table-cell office:value-type="float" office:value="16.3088">
                <text:p>16.3088</text:p>
              </table:table-cell>
            </table:table-row>
            <table:table-row>
              <table:table-cell office:value-type="string">
                <text:p>2024-08-16 15:38:09</text:p>
              </table:table-cell>
              <table:table-cell office:value-type="float" office:value="26.535616">
                <text:p>26.535616</text:p>
              </table:table-cell>
            </table:table-row>
            <table:table-row>
              <table:table-cell office:value-type="string">
                <text:p>2024-08-16 15:38:11</text:p>
              </table:table-cell>
              <table:table-cell office:value-type="float" office:value="36.115008">
                <text:p>36.115008</text:p>
              </table:table-cell>
            </table:table-row>
            <table:table-row>
              <table:table-cell office:value-type="string">
                <text:p>2024-08-16 15:38:13</text:p>
              </table:table-cell>
              <table:table-cell office:value-type="float" office:value="35.770852">
                <text:p>35.770852</text:p>
              </table:table-cell>
            </table:table-row>
            <table:table-row>
              <table:table-cell office:value-type="string">
                <text:p>2024-08-16 15:38:15</text:p>
              </table:table-cell>
              <table:table-cell office:value-type="float" office:value="36.335076">
                <text:p>36.335076</text:p>
              </table:table-cell>
            </table:table-row>
            <table:table-row>
              <table:table-cell office:value-type="string">
                <text:p>2024-08-16 15:38:17</text:p>
              </table:table-cell>
              <table:table-cell office:value-type="float" office:value="36.891108">
                <text:p>36.891108</text:p>
              </table:table-cell>
            </table:table-row>
            <table:table-row>
              <table:table-cell office:value-type="string">
                <text:p>2024-08-16 15:38:18</text:p>
              </table:table-cell>
              <table:table-cell office:value-type="float" office:value="37.45738">
                <text:p>37.45738</text:p>
              </table:table-cell>
            </table:table-row>
            <table:table-row>
              <table:table-cell office:value-type="string">
                <text:p>2024-08-16 15:38:20</text:p>
              </table:table-cell>
              <table:table-cell office:value-type="float" office:value="38.0257">
                <text:p>38.0257</text:p>
              </table:table-cell>
            </table:table-row>
            <table:table-row>
              <table:table-cell office:value-type="string">
                <text:p>2024-08-16 15:38:22</text:p>
              </table:table-cell>
              <table:table-cell office:value-type="float" office:value="38.59402">
                <text:p>38.59402</text:p>
              </table:table-cell>
            </table:table-row>
            <table:table-row>
              <table:table-cell office:value-type="string">
                <text:p>2024-08-16 15:38:24</text:p>
              </table:table-cell>
              <table:table-cell office:value-type="float" office:value="39.165412">
                <text:p>39.165412</text:p>
              </table:table-cell>
            </table:table-row>
            <table:table-row>
              <table:table-cell office:value-type="string">
                <text:p>2024-08-16 15:38:26</text:p>
              </table:table-cell>
              <table:table-cell office:value-type="float" office:value="39.727588">
                <text:p>39.727588</text:p>
              </table:table-cell>
            </table:table-row>
            <table:table-row>
              <table:table-cell office:value-type="string">
                <text:p>2024-08-16 15:38:28</text:p>
              </table:table-cell>
              <table:table-cell office:value-type="float" office:value="23.489164">
                <text:p>23.489164</text:p>
              </table:table-cell>
            </table:table-row>
            <table:table-row>
              <table:table-cell office:value-type="string">
                <text:p>2024-08-16 15:38:30</text:p>
              </table:table-cell>
              <table:table-cell office:value-type="float" office:value="23.551628">
                <text:p>23.551628</text:p>
              </table:table-cell>
            </table:table-row>
            <table:table-row>
              <table:table-cell office:value-type="string">
                <text:p>2024-08-16 15:38:32</text:p>
              </table:table-cell>
              <table:table-cell office:value-type="float" office:value="23.617164">
                <text:p>23.617164</text:p>
              </table:table-cell>
            </table:table-row>
            <table:table-row>
              <table:table-cell office:value-type="string">
                <text:p>2024-08-16 15:38:34</text:p>
              </table:table-cell>
              <table:table-cell office:value-type="float" office:value="23.683724">
                <text:p>23.683724</text:p>
              </table:table-cell>
            </table:table-row>
            <table:table-row>
              <table:table-cell office:value-type="string">
                <text:p>2024-08-16 15:38:35</text:p>
              </table:table-cell>
              <table:table-cell office:value-type="float" office:value="23.746188">
                <text:p>23.746188</text:p>
              </table:table-cell>
            </table:table-row>
            <table:table-row>
              <table:table-cell office:value-type="string">
                <text:p>2024-08-16 15:38:37</text:p>
              </table:table-cell>
              <table:table-cell office:value-type="float" office:value="23.809676">
                <text:p>23.809676</text:p>
              </table:table-cell>
            </table:table-row>
            <table:table-row>
              <table:table-cell office:value-type="string">
                <text:p>2024-08-16 15:38:39</text:p>
              </table:table-cell>
              <table:table-cell office:value-type="float" office:value="23.87726">
                <text:p>23.87726</text:p>
              </table:table-cell>
            </table:table-row>
            <table:table-row>
              <table:table-cell office:value-type="string">
                <text:p>2024-08-16 15:38:41</text:p>
              </table:table-cell>
              <table:table-cell office:value-type="float" office:value="22.2497">
                <text:p>22.2497</text:p>
              </table:table-cell>
            </table:table-row>
            <table:table-row>
              <table:table-cell office:value-type="string">
                <text:p>2024-08-16 15:38:43</text:p>
              </table:table-cell>
              <table:table-cell office:value-type="float" office:value="22.795492">
                <text:p>22.795492</text:p>
              </table:table-cell>
            </table:table-row>
            <table:table-row>
              <table:table-cell office:value-type="string">
                <text:p>2024-08-16 15:38:45</text:p>
              </table:table-cell>
              <table:table-cell office:value-type="float" office:value="23.34026">
                <text:p>23.34026</text:p>
              </table:table-cell>
            </table:table-row>
            <table:table-row>
              <table:table-cell office:value-type="string">
                <text:p>2024-08-16 15:38:47</text:p>
              </table:table-cell>
              <table:table-cell office:value-type="float" office:value="23.889124">
                <text:p>23.889124</text:p>
              </table:table-cell>
            </table:table-row>
            <table:table-row>
              <table:table-cell office:value-type="string">
                <text:p>2024-08-16 15:38:49</text:p>
              </table:table-cell>
              <table:table-cell office:value-type="float" office:value="24.434916">
                <text:p>24.434916</text:p>
              </table:table-cell>
            </table:table-row>
            <table:table-row>
              <table:table-cell office:value-type="string">
                <text:p>2024-08-16 15:38:51</text:p>
              </table:table-cell>
              <table:table-cell office:value-type="float" office:value="24.98378">
                <text:p>24.98378</text:p>
              </table:table-cell>
            </table:table-row>
            <table:table-row>
              <table:table-cell office:value-type="string">
                <text:p>2024-08-16 15:38:52</text:p>
              </table:table-cell>
              <table:table-cell office:value-type="float" office:value="25.530596">
                <text:p>25.530596</text:p>
              </table:table-cell>
            </table:table-row>
            <table:table-row>
              <table:table-cell office:value-type="string">
                <text:p>2024-08-16 15:38:54</text:p>
              </table:table-cell>
              <table:table-cell office:value-type="float" office:value="26.07946">
                <text:p>26.07946</text:p>
              </table:table-cell>
            </table:table-row>
            <table:table-row>
              <table:table-cell office:value-type="string">
                <text:p>2024-08-16 15:38:56</text:p>
              </table:table-cell>
              <table:table-cell office:value-type="float" office:value="38.462656">
                <text:p>38.462656</text:p>
              </table:table-cell>
            </table:table-row>
            <table:table-row>
              <table:table-cell office:value-type="string">
                <text:p>2024-08-16 15:38:58</text:p>
              </table:table-cell>
              <table:table-cell office:value-type="float" office:value="68.217804">
                <text:p>68.217804</text:p>
              </table:table-cell>
            </table:table-row>
            <table:table-row>
              <table:table-cell office:value-type="string">
                <text:p>2024-08-16 15:39:00</text:p>
              </table:table-cell>
              <table:table-cell office:value-type="float" office:value="77.130248">
                <text:p>77.130248</text:p>
              </table:table-cell>
            </table:table-row>
            <table:table-row>
              <table:table-cell office:value-type="string">
                <text:p>2024-08-16 15:39:02</text:p>
              </table:table-cell>
              <table:table-cell office:value-type="float" office:value="81.977972">
                <text:p>81.977972</text:p>
              </table:table-cell>
            </table:table-row>
            <table:table-row>
              <table:table-cell office:value-type="string">
                <text:p>2024-08-16 15:39:04</text:p>
              </table:table-cell>
              <table:table-cell office:value-type="float" office:value="75.11848">
                <text:p>75.11848</text:p>
              </table:table-cell>
            </table:table-row>
            <table:table-row>
              <table:table-cell office:value-type="string">
                <text:p>2024-08-16 15:39:06</text:p>
              </table:table-cell>
              <table:table-cell office:value-type="float" office:value="58.273584">
                <text:p>58.273584</text:p>
              </table:table-cell>
            </table:table-row>
            <table:table-row>
              <table:table-cell office:value-type="string">
                <text:p>2024-08-16 15:39:08</text:p>
              </table:table-cell>
              <table:table-cell office:value-type="float" office:value="53.94456">
                <text:p>53.94456</text:p>
              </table:table-cell>
            </table:table-row>
            <table:table-row>
              <table:table-cell office:value-type="string">
                <text:p>2024-08-16 15:39:09</text:p>
              </table:table-cell>
              <table:table-cell office:value-type="float" office:value="52.739256">
                <text:p>52.739256</text:p>
              </table:table-cell>
            </table:table-row>
            <table:table-row>
              <table:table-cell office:value-type="string">
                <text:p>2024-08-16 15:39:11</text:p>
              </table:table-cell>
              <table:table-cell office:value-type="float" office:value="42.591664">
                <text:p>42.591664</text:p>
              </table:table-cell>
            </table:table-row>
            <table:table-row>
              <table:table-cell office:value-type="string">
                <text:p>2024-08-16 15:39:13</text:p>
              </table:table-cell>
              <table:table-cell office:value-type="float" office:value="42.465252">
                <text:p>42.465252</text:p>
              </table:table-cell>
            </table:table-row>
            <table:table-row>
              <table:table-cell office:value-type="string">
                <text:p>2024-08-16 15:39:15</text:p>
              </table:table-cell>
              <table:table-cell office:value-type="float" office:value="42.480612">
                <text:p>42.480612</text:p>
              </table:table-cell>
            </table:table-row>
            <table:table-row>
              <table:table-cell office:value-type="string">
                <text:p>2024-08-16 15:39:17</text:p>
              </table:table-cell>
              <table:table-cell office:value-type="float" office:value="8.34468">
                <text:p>8.34468</text:p>
              </table:table-cell>
            </table:table-row>
            <table:table-row>
              <table:table-cell office:value-type="string">
                <text:p>2024-08-16 15:39:19</text:p>
              </table:table-cell>
              <table:table-cell office:value-type="float" office:value="8.07068">
                <text:p>8.07068</text:p>
              </table:table-cell>
            </table:table-row>
            <table:table-row>
              <table:table-cell office:value-type="string">
                <text:p>2024-08-16 15:39:20</text:p>
              </table:table-cell>
              <table:table-cell office:value-type="float" office:value="8.218596">
                <text:p>8.218596</text:p>
              </table:table-cell>
            </table:table-row>
            <table:table-row>
              <table:table-cell office:value-type="string">
                <text:p>2024-08-16 15:39:21</text:p>
              </table:table-cell>
              <table:table-cell office:value-type="float" office:value="8.262628">
                <text:p>8.262628</text:p>
              </table:table-cell>
            </table:table-row>
            <table:table-row>
              <table:table-cell office:value-type="string">
                <text:p>2024-08-16 15:39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-08-16 15:39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-08-16 15:39: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